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705ea"/>
    </style:style>
    <style:style style:name="P2" style:family="paragraph" style:parent-style-name="Standard">
      <style:text-properties officeooo:paragraph-rsid="0039770e"/>
    </style:style>
    <style:style style:name="P3" style:family="paragraph" style:parent-style-name="Standard">
      <style:text-properties officeooo:paragraph-rsid="003a2fe0"/>
    </style:style>
    <style:style style:name="P4" style:family="paragraph" style:parent-style-name="Standard">
      <style:text-properties officeooo:paragraph-rsid="003d3fdd"/>
    </style:style>
    <style:style style:name="P5" style:family="paragraph" style:parent-style-name="Standard">
      <style:text-properties officeooo:paragraph-rsid="00424941"/>
    </style:style>
    <style:style style:name="P6" style:family="paragraph" style:parent-style-name="Standard">
      <style:text-properties officeooo:paragraph-rsid="00449a76"/>
    </style:style>
    <style:style style:name="P7" style:family="paragraph" style:parent-style-name="Standard">
      <style:text-properties officeooo:paragraph-rsid="0044db0c"/>
    </style:style>
    <style:style style:name="P8" style:family="paragraph" style:parent-style-name="Standard">
      <style:text-properties officeooo:paragraph-rsid="0046f7ad"/>
    </style:style>
    <style:style style:name="P9" style:family="paragraph" style:parent-style-name="Standard">
      <style:text-properties officeooo:paragraph-rsid="004df3f6"/>
    </style:style>
    <style:style style:name="P10" style:family="paragraph" style:parent-style-name="Standard">
      <style:text-properties officeooo:paragraph-rsid="004f7e6f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3a590f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406a66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46f7a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58777d"/>
    </style:style>
    <style:style style:name="P15" style:family="paragraph" style:parent-style-name="Standard">
      <style:text-properties officeooo:paragraph-rsid="0054c0ff"/>
    </style:style>
    <style:style style:name="P16" style:family="paragraph" style:parent-style-name="Standard">
      <style:text-properties officeooo:paragraph-rsid="0057ac38"/>
    </style:style>
    <style:style style:name="P17" style:family="paragraph" style:parent-style-name="Standard">
      <style:text-properties officeooo:paragraph-rsid="0058777d"/>
    </style:style>
    <style:style style:name="P18" style:family="paragraph" style:parent-style-name="Standard">
      <style:text-properties officeooo:paragraph-rsid="005941a0"/>
    </style:style>
    <style:style style:name="P19" style:family="paragraph" style:parent-style-name="Standard">
      <style:text-properties officeooo:paragraph-rsid="005b3aac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paragraph-rsid="0019176a" style:font-weight-asian="bold" style:font-weight-complex="bold"/>
    </style:style>
    <style:style style:name="P21" style:family="paragraph" style:parent-style-name="Standard">
      <style:text-properties officeooo:rsid="0024bba3"/>
    </style:style>
    <style:style style:name="P22" style:family="paragraph" style:parent-style-name="Standard">
      <style:text-properties officeooo:rsid="003a590f" officeooo:paragraph-rsid="003a590f"/>
    </style:style>
    <style:style style:name="P23" style:family="paragraph" style:parent-style-name="Standard">
      <style:text-properties officeooo:rsid="003a590f" officeooo:paragraph-rsid="003c64d0"/>
    </style:style>
    <style:style style:name="P24" style:family="paragraph" style:parent-style-name="Standard">
      <style:text-properties officeooo:rsid="003a590f" officeooo:paragraph-rsid="003d3fdd"/>
    </style:style>
    <style:style style:name="P25" style:family="paragraph" style:parent-style-name="Standard">
      <style:text-properties style:text-underline-style="solid" style:text-underline-width="auto" style:text-underline-color="font-color" officeooo:rsid="003c64d0" officeooo:paragraph-rsid="003c64d0"/>
    </style:style>
    <style:style style:name="P26" style:family="paragraph" style:parent-style-name="Standard">
      <style:text-properties style:text-underline-style="solid" style:text-underline-width="auto" style:text-underline-color="font-color" officeooo:rsid="0054c0ff" officeooo:paragraph-rsid="0054c0ff"/>
    </style:style>
    <style:style style:name="P27" style:family="paragraph" style:parent-style-name="Standard">
      <style:text-properties style:text-underline-style="solid" style:text-underline-width="auto" style:text-underline-color="font-color" officeooo:rsid="00324078" officeooo:paragraph-rsid="00324078"/>
    </style:style>
    <style:style style:name="P28" style:family="paragraph" style:parent-style-name="Standard">
      <style:text-properties style:text-underline-style="solid" style:text-underline-width="auto" style:text-underline-color="font-color" officeooo:rsid="0033065c" officeooo:paragraph-rsid="0033065c"/>
    </style:style>
    <style:style style:name="P29" style:family="paragraph" style:parent-style-name="Standard">
      <style:text-properties style:text-underline-style="solid" style:text-underline-width="auto" style:text-underline-color="font-color" officeooo:rsid="00339ff2" officeooo:paragraph-rsid="00339ff2"/>
    </style:style>
    <style:style style:name="P30" style:family="paragraph" style:parent-style-name="Standard">
      <style:text-properties officeooo:rsid="0044db0c" officeooo:paragraph-rsid="0044db0c"/>
    </style:style>
    <style:style style:name="P31" style:family="paragraph" style:parent-style-name="Standard">
      <style:text-properties officeooo:rsid="004f7e6f" officeooo:paragraph-rsid="004f7e6f"/>
    </style:style>
    <style:style style:name="P32" style:family="paragraph" style:parent-style-name="Standard">
      <style:text-properties officeooo:rsid="0054c0ff" officeooo:paragraph-rsid="0054c0ff"/>
    </style:style>
    <style:style style:name="P33" style:family="paragraph" style:parent-style-name="Standard">
      <style:text-properties officeooo:rsid="0057ac38" officeooo:paragraph-rsid="0057ac38"/>
    </style:style>
    <style:style style:name="P34" style:family="paragraph" style:parent-style-name="Standard">
      <style:text-properties officeooo:rsid="00324078" officeooo:paragraph-rsid="00324078"/>
    </style:style>
    <style:style style:name="P35" style:family="paragraph" style:parent-style-name="Standard">
      <style:text-properties officeooo:rsid="00339ff2" officeooo:paragraph-rsid="00339ff2"/>
    </style:style>
    <style:style style:name="P36" style:family="paragraph" style:parent-style-name="Standard">
      <style:text-properties officeooo:rsid="005dcb89" officeooo:paragraph-rsid="005dcb89"/>
    </style:style>
    <style:style style:name="P37" style:family="paragraph" style:parent-style-name="Table_20_Contents">
      <style:text-properties officeooo:rsid="0019176a" officeooo:paragraph-rsid="0019176a"/>
    </style:style>
    <style:style style:name="P38" style:family="paragraph" style:parent-style-name="Table_20_Contents">
      <style:text-properties officeooo:rsid="0019176a" officeooo:paragraph-rsid="001d2547"/>
    </style:style>
    <style:style style:name="P39" style:family="paragraph" style:parent-style-name="Table_20_Contents">
      <style:text-properties officeooo:rsid="001990dc" officeooo:paragraph-rsid="001990dc"/>
    </style:style>
    <style:style style:name="P40" style:family="paragraph" style:parent-style-name="Table_20_Contents">
      <style:text-properties officeooo:rsid="001d2547" officeooo:paragraph-rsid="001d2547"/>
    </style:style>
    <style:style style:name="P41" style:family="paragraph" style:parent-style-name="Table_20_Contents">
      <style:text-properties officeooo:rsid="00193129" officeooo:paragraph-rsid="00193129"/>
    </style:style>
    <style:style style:name="P42" style:family="paragraph" style:parent-style-name="Table_20_Contents">
      <style:text-properties officeooo:rsid="00194f48" officeooo:paragraph-rsid="00194f48"/>
    </style:style>
    <style:style style:name="P43" style:family="paragraph" style:parent-style-name="Table_20_Contents">
      <style:text-properties officeooo:rsid="001b4588" officeooo:paragraph-rsid="001b4588"/>
    </style:style>
    <style:style style:name="P44" style:family="paragraph" style:parent-style-name="Table_20_Contents">
      <style:text-properties officeooo:rsid="002e73c2" officeooo:paragraph-rsid="002e73c2"/>
    </style:style>
    <style:style style:name="P45" style:family="paragraph" style:parent-style-name="Table_20_Contents">
      <style:text-properties officeooo:rsid="001bd1e5" officeooo:paragraph-rsid="001bd1e5"/>
    </style:style>
    <style:style style:name="P46" style:family="paragraph" style:parent-style-name="Table_20_Contents">
      <style:text-properties officeooo:rsid="001f0d4f" officeooo:paragraph-rsid="001f0d4f"/>
    </style:style>
    <style:style style:name="P47" style:family="paragraph" style:parent-style-name="Table_20_Contents">
      <style:text-properties officeooo:rsid="002eff8e" officeooo:paragraph-rsid="005c2e97"/>
    </style:style>
    <style:style style:name="P48" style:family="paragraph" style:parent-style-name="Table_20_Contents">
      <style:text-properties officeooo:rsid="003066e2" officeooo:paragraph-rsid="003066e2"/>
    </style:style>
    <style:style style:name="T1" style:family="text">
      <style:text-properties officeooo:rsid="0019176a"/>
    </style:style>
    <style:style style:name="T2" style:family="text">
      <style:text-properties officeooo:rsid="002e73c2"/>
    </style:style>
    <style:style style:name="T3" style:family="text">
      <style:text-properties officeooo:rsid="0034c315"/>
    </style:style>
    <style:style style:name="T4" style:family="text">
      <style:text-properties officeooo:rsid="00356218"/>
    </style:style>
    <style:style style:name="T5" style:family="text">
      <style:text-properties officeooo:rsid="003705ea"/>
    </style:style>
    <style:style style:name="T6" style:family="text">
      <style:text-properties officeooo:rsid="003801f3"/>
    </style:style>
    <style:style style:name="T7" style:family="text">
      <style:text-properties officeooo:rsid="0039770e"/>
    </style:style>
    <style:style style:name="T8" style:family="text">
      <style:text-properties officeooo:rsid="003a2fe0"/>
    </style:style>
    <style:style style:name="T9" style:family="text">
      <style:text-properties officeooo:rsid="003a590f"/>
    </style:style>
    <style:style style:name="T10" style:family="text">
      <style:text-properties officeooo:rsid="003d3fdd"/>
    </style:style>
    <style:style style:name="T11" style:family="text">
      <style:text-properties officeooo:rsid="003e65e5"/>
    </style:style>
    <style:style style:name="T12" style:family="text">
      <style:text-properties officeooo:rsid="003ed646"/>
    </style:style>
    <style:style style:name="T13" style:family="text">
      <style:text-properties officeooo:rsid="00406a66"/>
    </style:style>
    <style:style style:name="T14" style:family="text">
      <style:text-properties officeooo:rsid="00424941"/>
    </style:style>
    <style:style style:name="T15" style:family="text">
      <style:text-properties officeooo:rsid="00449a76"/>
    </style:style>
    <style:style style:name="T16" style:family="text">
      <style:text-properties officeooo:rsid="0044db0c"/>
    </style:style>
    <style:style style:name="T17" style:family="text">
      <style:text-properties officeooo:rsid="0045ea70"/>
    </style:style>
    <style:style style:name="T18" style:family="text">
      <style:text-properties officeooo:rsid="0046c723"/>
    </style:style>
    <style:style style:name="T19" style:family="text">
      <style:text-properties officeooo:rsid="0046f7ad"/>
    </style:style>
    <style:style style:name="T20" style:family="text">
      <style:text-properties officeooo:rsid="00484df1"/>
    </style:style>
    <style:style style:name="T21" style:family="text">
      <style:text-properties officeooo:rsid="00493a05"/>
    </style:style>
    <style:style style:name="T22" style:family="text">
      <style:text-properties officeooo:rsid="004ae953"/>
    </style:style>
    <style:style style:name="T23" style:family="text">
      <style:text-properties officeooo:rsid="004cc9d3"/>
    </style:style>
    <style:style style:name="T24" style:family="text">
      <style:text-properties officeooo:rsid="004df3f6"/>
    </style:style>
    <style:style style:name="T25" style:family="text">
      <style:text-properties officeooo:rsid="004f7e6f"/>
    </style:style>
    <style:style style:name="T26" style:family="text">
      <style:text-properties officeooo:rsid="004ff5a1"/>
    </style:style>
    <style:style style:name="T27" style:family="text">
      <style:text-properties officeooo:rsid="0051404f"/>
    </style:style>
    <style:style style:name="T28" style:family="text">
      <style:text-properties officeooo:rsid="0054c0ff"/>
    </style:style>
    <style:style style:name="T29" style:family="text">
      <style:text-properties officeooo:rsid="0056742f"/>
    </style:style>
    <style:style style:name="T30" style:family="text">
      <style:text-properties officeooo:rsid="0057ac38"/>
    </style:style>
    <style:style style:name="T31" style:family="text">
      <style:text-properties officeooo:rsid="0058777d"/>
    </style:style>
    <style:style style:name="T32" style:family="text">
      <style:text-properties officeooo:rsid="005941a0"/>
    </style:style>
    <style:style style:name="T33" style:family="text">
      <style:text-properties officeooo:rsid="005a2bed"/>
    </style:style>
    <style:style style:name="T34" style:family="text">
      <style:text-properties officeooo:rsid="005b3aac"/>
    </style:style>
    <style:style style:name="T35" style:family="text">
      <style:text-properties officeooo:rsid="005dcb89"/>
    </style:style>
    <style:style style:name="T36" style:family="text">
      <style:text-properties officeooo:rsid="006089be"/>
    </style:style>
    <style:style style:name="T37" style:family="text">
      <style:text-properties officeooo:rsid="0060d620"/>
    </style:style>
    <style:style style:name="T38" style:family="text">
      <style:text-properties officeooo:rsid="0061c4a9"/>
    </style:style>
    <style:style style:name="T39" style:family="text">
      <style:text-properties officeooo:rsid="0061e815"/>
    </style:style>
    <style:style style:name="T40" style:family="text">
      <style:text-properties officeooo:rsid="00629e1a"/>
    </style:style>
    <style:style style:name="T41" style:family="text">
      <style:text-properties officeooo:rsid="0064aa53"/>
    </style:style>
    <style:style style:name="T42" style:family="text">
      <style:text-properties officeooo:rsid="0065087f"/>
    </style:style>
    <style:style style:name="T43" style:family="text">
      <style:text-properties officeooo:rsid="00658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Racial </text:span><text:span text:style-name="T4">Fighter S</text:span><text:span text:style-name="T1">pecializations. </text:span><text:span text:style-name="T2">(1 – worst 4 – best)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7">Ageiran Fed</text:p>
          </table:table-cell>
          <table:table-cell table:style-name="Table1.A1" office:value-type="string">
            <text:p text:style-name="P37">Orin Fed</text:p>
          </table:table-cell>
          <table:table-cell table:style-name="Table1.A1" office:value-type="string">
            <text:p text:style-name="P37">ITA</text:p>
          </table:table-cell>
          <table:table-cell table:style-name="Table1.E1" office:value-type="string">
            <text:p text:style-name="P37">Caina Congle</text:p>
          </table:table-cell>
        </table:table-row>
        <table:table-row>
          <table:table-cell table:style-name="Table1.A2" office:value-type="string">
            <text:p text:style-name="P37">Weapons</text:p>
          </table:table-cell>
          <table:table-cell table:style-name="Table1.A2" office:value-type="string">
            <text:p text:style-name="P37">Mid damage, mid range. Unguided.</text:p>
          </table:table-cell>
          <table:table-cell table:style-name="Table1.A2" office:value-type="string">
            <text:p text:style-name="P37">Low damage, long range. Guided.</text:p>
          </table:table-cell>
          <table:table-cell table:style-name="Table1.A2" office:value-type="string">
            <text:p text:style-name="P37">Short range, high damage. Unguided.</text:p>
          </table:table-cell>
          <table:table-cell table:style-name="Table1.E2" office:value-type="string">
            <text:p text:style-name="P39">Mid damage, mid range. Guided.</text:p>
          </table:table-cell>
        </table:table-row>
        <table:table-row>
          <table:table-cell table:style-name="Table1.A2" office:value-type="string">
            <text:p text:style-name="P37">Defenses</text:p>
          </table:table-cell>
          <table:table-cell table:style-name="Table1.A2" office:value-type="string">
            <text:p text:style-name="P40">Mid buffer mid recharge</text:p>
          </table:table-cell>
          <table:table-cell table:style-name="Table1.A2" office:value-type="string">
            <text:p text:style-name="P38">Low buffer high recharge.</text:p>
          </table:table-cell>
          <table:table-cell table:style-name="Table1.A2" office:value-type="string">
            <text:p text:style-name="P37">High buffer low recharge.</text:p>
          </table:table-cell>
          <table:table-cell table:style-name="Table1.E2" office:value-type="string">
            <text:p text:style-name="P41">Mid buffer mid recharge.</text:p>
          </table:table-cell>
        </table:table-row>
        <table:table-row>
          <table:table-cell table:style-name="Table1.A2" office:value-type="string">
            <text:p text:style-name="P42">Propulsion</text:p>
          </table:table-cell>
          <table:table-cell table:style-name="Table1.A2" office:value-type="string">
            <text:p text:style-name="P42">Mid acel, high turning</text:p>
          </table:table-cell>
          <table:table-cell table:style-name="Table1.A2" office:value-type="string">
            <text:p text:style-name="P42">Low acel, high turning</text:p>
          </table:table-cell>
          <table:table-cell table:style-name="Table1.A2" office:value-type="string">
            <text:p text:style-name="P42">High acel, low turning</text:p>
          </table:table-cell>
          <table:table-cell table:style-name="Table1.E2" office:value-type="string">
            <text:p text:style-name="P42">Mid acel, mid turning.</text:p>
          </table:table-cell>
        </table:table-row>
        <table:table-row>
          <table:table-cell table:style-name="Table1.A2" office:value-type="string">
            <text:p text:style-name="P43">Sensors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4">1</text:p>
          </table:table-cell>
          <table:table-cell table:style-name="Table1.E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5">Fuel</text:p>
          </table:table-cell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4</text:p>
          </table:table-cell>
          <table:table-cell table:style-name="Table1.E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6">Cargo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44">4</text:p>
          </table:table-cell>
          <table:table-cell table:style-name="Table1.E2" office:value-type="string">
            <text:p text:style-name="P48">2</text:p>
          </table:table-cell>
        </table:table-row>
      </table:table>
      <text:p text:style-name="P21"/>
      <text:p text:style-name="P11"><text:span text:style-name="T9">Weapon Damage** </text:span><text:span text:style-name="T15">(Damage in the form of damage per second)</text:span></text:p>
      <text:p text:style-name="P22">Low – (50-250) </text:p>
      <text:p text:style-name="P22">Med – (300-600) </text:p>
      <text:p text:style-name="P23">High – (700-1000)</text:p>
      <text:p text:style-name="P23"/>
      <text:p text:style-name="P25">Weapon Range</text:p>
      <text:p text:style-name="P4"><text:span text:style-name="T10">Low – (</text:span><text:span text:style-name="T43">150</text:span><text:span text:style-name="T11">-</text:span><text:span text:style-name="T42">300</text:span><text:span text:style-name="T10">)</text:span></text:p>
      <text:p text:style-name="P4"><text:span text:style-name="T10">Med – (</text:span><text:span text:style-name="T37">3</text:span><text:span text:style-name="T42">5</text:span><text:span text:style-name="T10">0-</text:span><text:span text:style-name="T37">500</text:span><text:span text:style-name="T10">)</text:span></text:p>
      <text:p text:style-name="P4"><text:span text:style-name="T10">Long – (</text:span><text:span text:style-name="T37">7</text:span><text:span text:style-name="T12">00</text:span><text:span text:style-name="T10">+)</text:span><text:span text:style-name="T9"> </text:span></text:p>
      <text:p text:style-name="P24"/>
      <text:p text:style-name="P12"><text:span text:style-name="T13">Defense </text:span><text:span text:style-name="T19">Shield </text:span><text:span text:style-name="T13">Buffer</text:span></text:p>
      <text:p text:style-name="P5"><text:span text:style-name="T14">Low – (</text:span><text:span text:style-name="T17">2500</text:span><text:span text:style-name="T14">-</text:span><text:span text:style-name="T17">4</text:span><text:span text:style-name="T14">50</text:span><text:span text:style-name="T17">0</text:span><text:span text:style-name="T14">)</text:span></text:p>
      <text:p text:style-name="P6"><text:span text:style-name="T15">Med – (</text:span><text:span text:style-name="T18">6000</text:span><text:span text:style-name="T15">-</text:span><text:span text:style-name="T18">9000</text:span><text:span text:style-name="T15">)</text:span></text:p>
      <text:p text:style-name="P7"><text:span text:style-name="T16">High – (</text:span><text:span text:style-name="T18">12000</text:span><text:span text:style-name="T16">-</text:span><text:span text:style-name="T18">20000</text:span><text:span text:style-name="T16">)</text:span></text:p>
      <text:p text:style-name="P30"/>
      <text:p text:style-name="P13"><text:span text:style-name="T13">Defense </text:span><text:span text:style-name="T19">Hull </text:span><text:span text:style-name="T13">Buffer</text:span></text:p>
      <text:p text:style-name="P8"><text:span text:style-name="T14">Low – (</text:span><text:span text:style-name="T20">500</text:span><text:span text:style-name="T14">-</text:span><text:span text:style-name="T20">700</text:span><text:span text:style-name="T14">)</text:span></text:p>
      <text:p text:style-name="P8"><text:span text:style-name="T15">Med – (</text:span><text:span text:style-name="T21">1200</text:span><text:span text:style-name="T15">-</text:span><text:span text:style-name="T21">1800</text:span><text:span text:style-name="T15">)</text:span></text:p>
      <text:p text:style-name="P8"><text:span text:style-name="T16">High – (</text:span><text:span text:style-name="T22">2400</text:span><text:span text:style-name="T16">-</text:span><text:span text:style-name="T23">4</text:span><text:span text:style-name="T18">000</text:span><text:span text:style-name="T16">)</text:span></text:p>
      <text:p text:style-name="P30"/>
      <text:p text:style-name="P13"><text:span text:style-name="T19">Defense </text:span><text:span text:style-name="T27">Shield </text:span><text:span text:style-name="T19">Recharge</text:span></text:p>
      <text:p text:style-name="P8"><text:span text:style-name="T19">Low –</text:span><text:span text:style-name="T24"> (15-35)</text:span></text:p>
      <text:p text:style-name="P9"><text:span text:style-name="T24">Med – (</text:span><text:span text:style-name="T25">45-65</text:span><text:span text:style-name="T24">)</text:span></text:p>
      <text:p text:style-name="P10"><text:span text:style-name="T25">High – (75-</text:span><text:span text:style-name="T26">95</text:span><text:span text:style-name="T25">)</text:span></text:p>
      <text:p text:style-name="P31"/>
      <text:p text:style-name="P26">Propulsion Acceleration</text:p>
      <text:p text:style-name="P15"><text:span text:style-name="T28">Low - (1</text:span><text:span text:style-name="T29">0-25</text:span><text:span text:style-name="T28">)</text:span></text:p>
      <text:p text:style-name="P32">Med - (25-45)</text:p>
      <text:p text:style-name="P16"><text:span text:style-name="T30">High – (</text:span><text:span text:style-name="T38">50</text:span><text:span text:style-name="T30">-6</text:span><text:span text:style-name="T38">5</text:span><text:span text:style-name="T30">)</text:span></text:p>
      <text:p text:style-name="P33"/>
      <text:p text:style-name="P14"><text:span text:style-name="T28">Propulsion </text:span><text:span text:style-name="T31">Turning</text:span></text:p>
      <text:p text:style-name="P17"><text:span text:style-name="T28">Low – (</text:span><text:span text:style-name="T39">1</text:span><text:span text:style-name="T33">-1.</text:span><text:span text:style-name="T39">9</text:span><text:span text:style-name="T28">)</text:span></text:p>
      <text:p text:style-name="P17"><text:span text:style-name="T28">Med – (</text:span><text:span text:style-name="T33">2-3.</text:span><text:span text:style-name="T40">2</text:span><text:span text:style-name="T28">)</text:span></text:p>
      <text:p text:style-name="P18"><text:soft-page-break/><text:span text:style-name="T30">High – (</text:span><text:span text:style-name="T32">3.5-</text:span><text:span text:style-name="T41">4.5</text:span><text:span text:style-name="T30">)</text:span></text:p>
      <text:p text:style-name="P34"/>
      <text:p text:style-name="P27">Sensor Ranges</text:p>
      <text:p text:style-name="P34">1 – (1200-1800)</text:p>
      <text:p text:style-name="P34">2 – (2000-2600)</text:p>
      <text:p text:style-name="P34">3 – (2800-3600)</text:p>
      <text:p text:style-name="P34">4 – (3800-5000)</text:p>
      <text:p text:style-name="P34"/>
      <text:p text:style-name="P28">Fuel Loads</text:p>
      <text:p text:style-name="P2"><text:span text:style-name="T7">1</text:span><text:span text:style-name="T3"> – (</text:span><text:span text:style-name="T7">1</text:span><text:span text:style-name="T5">5000-</text:span><text:span text:style-name="T7">25</text:span><text:span text:style-name="T5">000</text:span><text:span text:style-name="T3">) </text:span></text:p>
      <text:p text:style-name="P2"><text:span text:style-name="T7">2 –</text:span><text:span text:style-name="T3"> (</text:span><text:span text:style-name="T7">20</text:span><text:span text:style-name="T5">000-</text:span><text:span text:style-name="T7">30</text:span><text:span text:style-name="T5">000</text:span><text:span text:style-name="T3">) </text:span></text:p>
      <text:p text:style-name="P1"><text:span text:style-name="T6">3</text:span><text:span text:style-name="T3"> – (</text:span><text:span text:style-name="T5">25000-</text:span><text:span text:style-name="T7">35</text:span><text:span text:style-name="T5">000</text:span><text:span text:style-name="T3">)</text:span></text:p>
      <text:p text:style-name="P3"><text:span text:style-name="T34">4</text:span><text:span text:style-name="T3"> – (</text:span><text:span text:style-name="T8">30</text:span><text:span text:style-name="T5">000-</text:span><text:span text:style-name="T8">40</text:span><text:span text:style-name="T5">000</text:span><text:span text:style-name="T3">)</text:span></text:p>
      <text:p text:style-name="P35"/>
      <text:p text:style-name="P29">Cargo</text:p>
      <text:p text:style-name="P19"><text:span text:style-name="T34">1 – (</text:span><text:span text:style-name="T35">50-150</text:span><text:span text:style-name="T34">)</text:span></text:p>
      <text:p text:style-name="P36">2 – (200-400)</text:p>
      <text:p text:style-name="P36">3 – (500-800)</text:p>
      <text:p text:style-name="P36">4 – (900-12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7:04:06.25</meta:creation-date>
    <dc:date>2012-10-17T01:03:36.51</dc:date>
    <meta:editing-duration>PT5H28M44S</meta:editing-duration>
    <meta:editing-cycles>88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78" meta:word-count="215" meta:character-count="1153" meta:non-whitespace-character-count="1011"/>
  </office:meta>
</office:document-meta>
</file>